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600000923CE3F136C2BA3AEDA.jpg" manifest:media-type="image/jpeg"/>
  <manifest:file-entry manifest:full-path="Pictures/100000000000067600000923745033350EB78AA3.jpg" manifest:media-type="image/jpeg"/>
  <manifest:file-entry manifest:full-path="Pictures/100000000000067600000923CC17B11E09DC3200.jpg" manifest:media-type="image/jpeg"/>
  <manifest:file-entry manifest:full-path="Pictures/10000000000006760000092359652D0944724D1F.jpg" manifest:media-type="image/jpeg"/>
  <manifest:file-entry manifest:full-path="Pictures/1000000000000676000009235FD9A1AAAF645041.jpg" manifest:media-type="image/jpeg"/>
  <manifest:file-entry manifest:full-path="Pictures/100000000000067600000923816904726EB7CDFE.jpg" manifest:media-type="image/jpeg"/>
  <manifest:file-entry manifest:full-path="Pictures/10000000000006760000092360B433602EE67072.jpg" manifest:media-type="image/jpeg"/>
  <manifest:file-entry manifest:full-path="Pictures/1000000000000676000009231ADE18A1C268C5CB.jpg" manifest:media-type="image/jpeg"/>
  <manifest:file-entry manifest:full-path="Pictures/100000000000067600000923F4BA0F24571151D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Image10" text:anchor-type="paragraph" svg:x="4.648cm" svg:y="0.212cm" svg:width="17cm" svg:height="24.04cm" draw:z-index="8"><draw:image xlink:href="Pictures/100000000000067600000923745033350EB78AA3.jp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age9" text:anchor-type="paragraph" svg:width="17cm" svg:height="24.04cm" draw:z-index="7"><draw:image xlink:href="Pictures/100000000000067600000923CC17B11E09DC3200.jpg" xlink:type="simple" xlink:show="embed" xlink:actuate="onLoad"/></draw:frame></text:p>
      <text:p text:style-name="P1"><draw:frame draw:style-name="fr2" draw:name="Image8" text:anchor-type="paragraph" svg:width="17cm" svg:height="24.04cm" draw:z-index="6"><draw:image xlink:href="Pictures/100000000000067600000923816904726EB7CDFE.jpg" xlink:type="simple" xlink:show="embed" xlink:actuate="onLoad"/></draw:frame></text:p>
      <text:p text:style-name="P1"><draw:frame draw:style-name="fr3" draw:name="Image7" text:anchor-type="paragraph" svg:x="-0.15cm" svg:y="0.185cm" svg:width="17cm" svg:height="24.04cm" draw:z-index="5"><draw:image xlink:href="Pictures/1000000000000676000009235FD9A1AAAF645041.jpg" xlink:type="simple" xlink:show="embed" xlink:actuate="onLoad"/></draw:frame></text:p>
      <text:p text:style-name="P1"><draw:frame draw:style-name="fr3" draw:name="Image5" text:anchor-type="paragraph" svg:x="-0.744cm" svg:y="-0.529cm" svg:width="17cm" svg:height="24.04cm" draw:z-index="4"><draw:image xlink:href="Pictures/10000000000006760000092360B433602EE67072.jpg" xlink:type="simple" xlink:show="embed" xlink:actuate="onLoad"/></draw:frame></text:p>
      <text:p text:style-name="P1"/>
      <text:p text:style-name="Standard"><draw:frame draw:style-name="fr1" draw:name="Image3" text:anchor-type="paragraph" svg:width="17cm" svg:height="24.04cm" draw:z-index="1"><draw:image xlink:href="Pictures/1000000000000676000009231ADE18A1C268C5CB.jpg" xlink:type="simple" xlink:show="embed" xlink:actuate="onLoad"/></draw:frame></text:p>
      <text:p text:style-name="P1"><draw:frame draw:style-name="fr2" draw:name="Image1" text:anchor-type="paragraph" svg:width="17cm" svg:height="24.04cm" draw:z-index="2"><draw:image xlink:href="Pictures/100000000000067600000923CE3F136C2BA3AEDA.jpg" xlink:type="simple" xlink:show="embed" xlink:actuate="onLoad"/></draw:frame></text:p>
      <text:p text:style-name="P1"/>
      <text:p text:style-name="Standard"/>
      <text:p text:style-name="Standard"/>
      <text:p text:style-name="Standard"><draw:frame draw:style-name="fr1" draw:name="Image2" text:anchor-type="paragraph" svg:width="17cm" svg:height="24.04cm" draw:z-index="0"><draw:image xlink:href="Pictures/10000000000006760000092359652D0944724D1F.jpg" xlink:type="simple" xlink:show="embed" xlink:actuate="onLoad"/></draw:frame></text:p>
      <text:p text:style-name="Standard"><draw:frame draw:style-name="fr1" draw:name="Image4" text:anchor-type="paragraph" svg:width="17cm" svg:height="24.04cm" draw:z-index="3"><draw:image xlink:href="Pictures/100000000000067600000923F4BA0F24571151DB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7S</meta:editing-duration>
    <meta:editing-cycles>3</meta:editing-cycles>
    <meta:generator>LibreOffice/5.0.2.2$Windows_X86_64 LibreOffice_project/37b43f919e4de5eeaca9b9755ed688758a8251fe</meta:generator>
    <dc:date>2017-09-30T10:56:08.360000000</dc:date>
    <meta:document-statistic meta:table-count="0" meta:image-count="9" meta:object-count="0" meta:page-count="9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